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Lambda Val</text:p>
          </table:table-cell>
          <table:table-cell office:value-type="string" calcext:value-type="string">
            <text:p>Hidden Node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Validation 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94924" calcext:value-type="percentage">
            <text:p>94.92%</text:p>
          </table:table-cell>
          <table:table-cell office:value-type="percentage" office:value="0.9463" calcext:value-type="percentage">
            <text:p>94.6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percentage" office:value="0.9449" calcext:value-type="percentage">
            <text:p>94.49%</text:p>
          </table:table-cell>
          <table:table-cell office:value-type="percentage" office:value="0.9494" calcext:value-type="percentage">
            <text:p>94.94%</text:p>
          </table:table-cell>
          <table:table-cell office:value-type="percentage" office:value="0.9469" calcext:value-type="percentage">
            <text:p>94.6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percentage" office:value="0.9411" calcext:value-type="percentage">
            <text:p>94.11%</text:p>
          </table:table-cell>
          <table:table-cell office:value-type="percentage" office:value="0.94496" calcext:value-type="percentage">
            <text:p>94.50%</text:p>
          </table:table-cell>
          <table:table-cell office:value-type="percentage" office:value="0.9394" calcext:value-type="percentage">
            <text:p>93.94%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4:33:51.346408512</meta:creation-date>
    <dc:date>2015-03-05T05:54:09.241223291</dc:date>
    <meta:editing-duration>PT1H18M37S</meta:editing-duration>
    <meta:editing-cycles>4</meta:editing-cycles>
    <meta:generator>LibreOffice/4.2.7.2$Linux_X86_64 LibreOffice_project/420m0$Build-2</meta:generator>
    <meta:document-statistic meta:table-count="1" meta:cell-count="20" meta:object-count="0"/>
  </office:meta>
</office:document-meta>
</file>